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02cm" fo:margin-left="0.501cm" table:align="left" style:writing-mode="lr-tb"/>
    </style:style>
    <style:style style:name="Tabella1.A" style:family="table-column">
      <style:table-column-properties style:column-width="9.417cm"/>
    </style:style>
    <style:style style:name="Tabella1.B" style:family="table-column">
      <style:table-column-properties style:column-width="7.484cm"/>
    </style:style>
    <style:style style:name="Tabella1.1" style:family="table-row">
      <style:table-row-properties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00ca3fb" officeooo:paragraph-rsid="000ca3fb"/>
    </style:style>
    <style:style style:name="P3" style:family="paragraph" style:parent-style-name="Footer">
      <style:paragraph-properties fo:text-align="center" style:justify-single-word="false"/>
      <style:text-properties officeooo:rsid="000e007c" officeooo:paragraph-rsid="000e007c"/>
    </style:style>
    <style:style style:name="P4" style:family="paragraph" style:parent-style-name="Footer">
      <style:paragraph-properties fo:padding-left="0cm" fo:padding-right="0cm" fo:padding-top="0.035cm" fo:padding-bottom="0cm" fo:border-left="none" fo:border-right="none" fo:border-top="0.74pt solid #000000" fo:border-bottom="none"/>
    </style:style>
    <style:style style:name="P5" style:family="paragraph" style:parent-style-name="Normale_20__28_Web_29_">
      <style:paragraph-properties fo:margin-top="0.176cm" fo:margin-bottom="0cm" style:contextual-spacing="false" fo:line-height="200%" fo:text-align="center" style:justify-single-word="false"/>
    </style:style>
    <style:style style:name="P6" style:family="paragraph" style:parent-style-name="Normale_20__28_Web_29_">
      <style:paragraph-properties fo:margin-top="0.176cm" fo:margin-bottom="0cm" style:contextual-spacing="false" fo:line-height="200%" fo:text-align="center" style:justify-single-word="false"/>
      <style:text-properties fo:font-size="11pt" fo:font-weight="bold" style:font-size-asian="11pt" style:font-weight-asian="bold" style:font-size-complex="11pt" style:font-weight-complex="bold"/>
    </style:style>
    <style:style style:name="P7"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8"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style>
    <style:style style:name="P9"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text-properties fo:font-size="11pt" style:font-size-asian="11pt" style:font-size-complex="11pt"/>
    </style:style>
    <style:style style:name="P10" style:family="paragraph" style:parent-style-name="Standard">
      <style:text-properties fo:font-size="7pt" style:letter-kerning="true" style:font-size-asian="7pt" style:language-asian="ar" style:country-asian="SA" style:font-size-complex="7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P13" style:family="paragraph" style:parent-style-name="Standard">
      <style:paragraph-properties fo:text-align="justify" style:justify-single-word="false"/>
      <style:text-properties fo:font-size="16pt" fo:font-style="italic" style:font-size-asian="16pt" style:font-style-asian="italic"/>
    </style:style>
    <style:style style:name="P14" style:family="paragraph" style:parent-style-name="Standard">
      <style:paragraph-properties fo:margin-left="0.501cm" fo:margin-right="0.499cm" fo:line-height="200%" fo:text-align="justify" style:justify-single-word="false" fo:text-indent="0cm" style:auto-text-indent="false"/>
    </style:style>
    <style:style style:name="P15" style:family="paragraph" style:parent-style-name="Standard">
      <style:paragraph-properties fo:margin-left="0.501cm" fo:margin-right="0.499cm" fo:line-height="200%" fo:text-align="justify" style:justify-single-word="false" fo:text-indent="0cm" style:auto-text-indent="false" style:vertical-align="auto"/>
    </style:style>
    <style:style style:name="P16" style:family="paragraph" style:parent-style-name="Standard">
      <style:paragraph-properties fo:margin-left="0.501cm" fo:margin-right="0.499cm" fo:line-height="200%" fo:text-align="justify" style:justify-single-word="false" fo:text-indent="0cm" style:auto-text-indent="false"/>
      <style:text-properties officeooo:paragraph-rsid="000ca3fb"/>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8"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font-size-complex="11pt"/>
    </style:style>
    <style:style style:name="P23" style:family="paragraph" style:parent-style-name="Standard" style:master-page-name="Standard">
      <style:paragraph-properties fo:margin-left="0.501cm" fo:margin-right="0.499cm" fo:line-height="200%" fo:text-align="justify" style:justify-single-word="false" fo:text-indent="0cm" style:auto-text-indent="false" style:page-number="auto"/>
      <style:text-properties fo:font-size="11pt" fo:font-weight="bold" style:font-size-asian="11pt" style:font-weight-asian="bold" style:font-size-complex="11pt"/>
    </style:style>
    <style:style style:name="P24" style:family="paragraph" style:parent-style-name="Standard">
      <style:paragraph-properties fo:margin-left="0.501cm" fo:margin-right="0cm" fo:line-height="200%" fo:text-indent="0cm" style:auto-text-indent="false"/>
    </style:style>
    <style:style style:name="P25" style:family="paragraph" style:parent-style-name="Standard">
      <style:paragraph-properties fo:margin-left="0.501cm" fo:margin-right="0cm" fo:line-height="200%" fo:text-indent="0cm" style:auto-text-indent="false"/>
      <style:text-properties fo:font-size="11pt" fo:font-weight="bold" style:font-size-asian="11pt" style:font-weight-asian="bold" style:font-size-complex="11pt"/>
    </style:style>
    <style:style style:name="P26"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27" style:family="paragraph" style:parent-style-name="Standard" style:list-style-name="WW8Num7">
      <style:paragraph-properties fo:margin-left="1.637cm" fo:margin-right="0.499cm" fo:line-height="200%" fo:text-align="justify" style:justify-single-word="false" fo:text-indent="-0.635cm" style:auto-text-indent="false"/>
    </style:style>
    <style:style style:name="P28"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style:font-size-asian="11pt" style:font-weight-asian="bold" style:font-size-complex="11pt"/>
    </style:style>
    <style:style style:name="P29" style:family="paragraph" style:parent-style-name="Standard">
      <style:paragraph-properties fo:margin-left="0.501cm" fo:margin-right="0.501cm" fo:margin-top="0.18cm" fo:margin-bottom="0cm" style:contextual-spacing="false" fo:line-height="200%" fo:text-indent="0cm" style:auto-text-indent="false" style:text-autospace="ideograph-alpha" style:punctuation-wrap="hanging" style:vertical-align="auto"/>
    </style:style>
    <style:style style:name="P30"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31"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2"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3" style:family="paragraph" style:parent-style-name="Standard">
      <style:paragraph-properties fo:margin-left="0.501cm" fo:margin-right="0.501cm" fo:margin-top="0.18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4" style:family="paragraph" style:parent-style-name="Standard">
      <style:paragraph-properties fo:margin-left="0.501cm" fo:margin-right="0.501cm" fo:margin-top="0.18cm" fo:margin-bottom="0.21cm" style:contextual-spacing="false"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5" style:family="paragraph" style:parent-style-name="Standard">
      <style:paragraph-properties fo:margin-left="0.501cm" fo:margin-right="0.501cm" fo:margin-top="0.18cm" fo:margin-bottom="0.21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officeooo:rsid="000ca3fb"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officeooo:rsid="000ca3fb" style:font-size-asian="11pt" style:font-size-complex="11pt" style:font-weight-complex="bold"/>
    </style:style>
    <style:style style:name="T7" style:family="text">
      <style:text-properties fo:font-size="11pt" style:font-size-asian="11pt" style:font-size-complex="11pt" style:font-style-complex="italic"/>
    </style:style>
    <style:style style:name="T8" style:family="text">
      <style:text-properties fo:font-size="11pt" officeooo:rsid="000ca3fb" style:font-size-asian="11pt" style:font-size-complex="11pt"/>
    </style:style>
    <style:style style:name="T9" style:family="text">
      <style:text-properties fo:font-size="11pt" officeooo:rsid="000e007c" style:font-size-asian="11pt" style:font-size-complex="11pt"/>
    </style:style>
    <style:style style:name="T10" style:family="text">
      <style:text-properties fo:font-size="11pt" fo:background-color="#ffff00" style:font-size-asian="11pt" style:font-size-complex="11pt"/>
    </style:style>
    <style:style style:name="T11" style:family="text">
      <style:text-properties fo:font-size="11pt" fo:background-color="#00ff00" style:font-size-asian="11pt" style:font-size-complex="11pt"/>
    </style:style>
    <style:style style:name="T12" style:family="text">
      <style:text-properties fo:font-size="11pt" fo:background-color="#00ff00" style:font-size-asian="11pt" style:font-size-complex="11pt" style:font-weight-complex="bold"/>
    </style:style>
    <style:style style:name="T13" style:family="text">
      <style:text-properties fo:font-size="11pt" officeooo:rsid="000e007c" fo:background-color="#00ff00" style:font-size-asian="11pt" style:font-size-complex="11pt"/>
    </style:style>
    <style:style style:name="T14" style:family="text">
      <style:text-properties fo:font-size="11pt" fo:background-color="#00ffff" style:font-size-asian="11pt"/>
    </style:style>
    <style:style style:name="T15" style:family="text">
      <style:text-properties fo:font-size="11pt" fo:background-color="#00ffff" style:font-size-asian="11pt" style:font-size-complex="11pt"/>
    </style:style>
    <style:style style:name="T16" style:family="text">
      <style:text-properties fo:font-size="11pt" fo:font-style="italic" style:font-size-asian="11pt" style:font-style-asian="italic" style:font-size-complex="11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1pt" fo:font-style="italic" officeooo:rsid="000ca3fb" style:font-size-asian="11pt" style:font-style-asian="italic" style:font-size-complex="11pt"/>
    </style:style>
    <style:style style:name="T19" style:family="text">
      <style:text-properties fo:font-size="11pt" fo:font-style="italic" fo:background-color="#00ff00" style:font-size-asian="11pt" style:font-style-asian="italic" style:font-size-complex="11pt"/>
    </style:style>
    <style:style style:name="T20" style:family="text">
      <style:text-properties fo:font-size="14pt" fo:font-style="italic" style:font-size-asian="14pt" style:font-style-asian="italic" style:font-size-complex="14pt"/>
    </style:style>
    <style:style style:name="T21"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3" style:family="graphic" style:parent-style-name="OLE">
      <style:graphic-properties style:vertical-pos="top" style:vertical-rel="baseline" draw:ole-draw-aspect="1" draw:visible-area-top="0cm" draw:visible-area-width="2.178cm" draw:visible-area-height="3.117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ab/><text:tab/><text:tab/><text:tab/><text:tab/><text:tab/><text:tab/><text:tab/><text:tab/> <text:s text:c="6"/>Prot. n. ________</text:p>
      <text:p text:style-name="P6">AUTORIZZAZIONE PAESAGGISTICA SEMPLIFICATA</text:p>
      <text:p text:style-name="P5"><text:span text:style-name="T2">AI SENSI DELL’ART. 146, DEL D. LGS 22.01.2004 N. 42 E DEL RELATIVO</text:span></text:p>
      <text:p text:style-name="P6">REGOLAMENTO D.P.R. 09.07.2010 N.139</text:p>
      <text:p text:style-name="P25"/>
      <text:p text:style-name="P24"><text:span text:style-name="T1">Oggetto: </text:span><text:span text:style-name="T3">[oggetto]</text:span><text:span text:style-name="T1"> in </text:span><text:span text:style-name="T3">[ubicazione]</text:span></text:p>
      <text:p text:style-name="P14"><text:span text:style-name="T1">Richiedente: </text:span><text:span text:style-name="T3">[elenco_richiedenti]</text:span></text:p>
      <text:p text:style-name="P18">IL DIRIGENTE</text:p>
      <text:p text:style-name="P17">Premesso:</text:p>
      <text:p text:style-name="P8"><text:span text:style-name="T4">- che in data </text:span><text:span text:style-name="T8">[onload.data_presentazione]</text:span><text:span text:style-name="T4"> il sig. </text:span><text:span text:style-name="T8">[elenco_richiedenti] </text:span><text:span text:style-name="T4">presentava istanza di autorizzazione paesaggistica con procedimento semplificato ai sensi dell’art. 146 del Decreto Legislativo 22 gennaio 2004, n. 42 e relativo Regolamento D.P.R. 09.07.2010 n.139, per la realizzazione di </text:span><text:span text:style-name="T8">[oggetto]</text:span><text:span text:style-name="T4"> in </text:span><text:span text:style-name="T8">[ubicazione]</text:span><text:span text:style-name="T4">, immobile censito al NCT/NCEU di Savona al </text:span><text:span text:style-name="T8">[elenco_ct] </text:span><text:span text:style-name="T4">ricadente in zona sottoposta al vincolo paesaggistico;</text:span></text:p>
      <text:p text:style-name="P14"><text:span text:style-name="T4">- che detta istanza veniva recepita in atti il </text:span><text:span text:style-name="T8">[data_protocollo]</text:span><text:span text:style-name="T4"> al protocollo n° </text:span><text:span text:style-name="T8">[protocollo] </text:span><text:span text:style-name="T4">in data </text:span><text:span text:style-name="T8">[data_protocollo]</text:span><text:span text:style-name="T4">;</text:span></text:p>
      <text:p text:style-name="P19">Considerato:</text:p>
      <text:p text:style-name="P14"><text:span text:style-name="T4">- che l’intervento in oggetto riguarda un immobile compreso in :</text:span></text:p>
      <text:p text:style-name="P8"><text:span text:style-name="T4">-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text:span><text:soft-page-break/><text:span text:style-name="T4">l'esclusione di cui all'art.142 c.2 lett. a) del citato decreto;) <text:s/>oppure zona sottoposta a vincolo paesaggistico ai sensi dell’art. 136 del D.Lgs 22.01.2004 n. 42 in quanto area compresa </text:span><text:span text:style-name="T10">nel territorio del complesso paesistico del Passo del Cadibona / dei Boschi di Montenotte dichiarato di notevole interesse pubblico con DM 24 aprile1985;</text:span><text:span text:style-name="T4"> oppure </text:span><text:span text:style-name="T11">all’interno del Complesso di San Giacomo dichiarato di notevole interesse pubblico con DM 10.9.1931</text:span><text:span text:style-name="T4"> oppure </text:span><text:span text:style-name="T15">ricadente nell’ambito della sede stradale Aurelia dichiarata di notevole interesse pubblico con DM 20.3.1956</text:span><text:span text:style-name="T4">;</text:span></text:p>
      <text:p text:style-name="P15"><text:span text:style-name="T5">- </text:span><text:span text:style-name="T6">[zone_piano_6]</text:span><text:span text:style-name="T5"> sub-ambito </text:span><text:span text:style-name="T6">[zone_piano_7] </text:span><text:span text:style-name="T5">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22">- ambito assoggettato dal Piano territoriale di coordinamento paesistico, approvato con deliberazione del Consiglio Regionale n° 6 del 26 febbraio 1990, ai seguenti regimi :</text:p>
      <text:p text:style-name="P14"><text:span text:style-name="T1">Assetto insediativo<text:tab/><text:tab/></text:span><text:span text:style-name="T3">[zone_piano_4]</text:span></text:p>
      <text:p text:style-name="P16"><text:span text:style-name="T1">Assetto Vegetazionale <text:tab/></text:span><text:span text:style-name="T3">[zone_piano_5]</text:span></text:p>
      <text:p text:style-name="P16"><text:span text:style-name="T1">Assetto Geomorfologico<text:tab/></text:span><text:span text:style-name="T3">[zone_piano_3]</text:span></text:p>
      <text:p text:style-name="P19">Visti:</text:p>
      <text:p text:style-name="P14"><text:span text:style-name="T4">- gli elaborati di progetto delle opere, comprendenti n° * tavole grafiche, relazione paesaggistica in forma semplificata, documentazione fotografica a firma del </text:span><text:span text:style-name="T8">[elenco_progettisti]</text:span><text:span text:style-name="T4">, iscritto all'Ordine/Collegio degli * di *, recepiti in atti in stessa data e protocollo dell’istanza;</text:span></text:p>
      <text:p text:style-name="P9">- l'attestazione di conformità del progetto alla disciplina urbanistico ed edilizia datata…………, contenuta nel fascicolo di cui al punto precedente, a firma del medesimo progettista; </text:p>
      <text:p text:style-name="P14"><text:soft-page-break/><text:span text:style-name="T4"><text:s/>- la successiva documentazione progettuale integrativa comprendente………………. a firma del medesimo progettista, prodotta in data …….. su richiesta degli uffici comunali e recepita in atti al n. ……… di protocollo;</text:span></text:p>
      <text:p text:style-name="P14"><text:span text:style-name="T4">- il parere </text:span><text:span text:style-name="T8">[testo_clp]</text:span><text:span text:style-name="T4"> espresso dalla Commissione Locale per il Paesaggio nella seduta del </text:span><text:span text:style-name="T8">[data_rilascio_clp] </text:span><text:span text:style-name="T4">con le seguenti prescrizioni </text:span><text:span text:style-name="T18">[prescrizioni_clp]</text:span><text:span text:style-name="T4">;</text:span></text:p>
      <text:p text:style-name="P8"><text:span text:style-name="T4">- la </text:span><text:span text:style-name="T17">Relazione tecnica illustrativa e la Verifica di conformità urbanistico-edilizia </text:span><text:span text:style-name="T7">redatte dal Settore Pianificazione Territoriale in data ******, trasmesse, unitamente al progetto, al parere della Commissione locale per il Paesaggio e alla </text:span><text:span text:style-name="T17">Proposta di accoglimento dell'istanza di autorizzazione paesaggistica</text:span><text:span text:style-name="T7">, alla </text:span><text:span text:style-name="T4">Soprintendenza per i Beni Architettonici e Paesaggistici della Liguria in data ………con nota prot. n……….;</text:span></text:p>
      <text:p text:style-name="P14"><text:span text:style-name="T11">*******CASO IN CUI SIA PERVENUTO PARERE DELLA SOPRINTENDENZA NEI TERMINI DI CUI ART 4,c.6 del <text:s/>DPR 139 del 9.7.20104 (PARERE DA RENDERSI <text:s/>ENTRO 25 DA RICEZIONE DEGLI ATTI DA PARTE DELLA SOPRINTENDENZA)*********</text:span></text:p>
      <text:p text:style-name="P14"><text:span text:style-name="T11">- il parere favorevole rilasciato ai sensi dell’art. 146, comma 5 del D. Lgs 42/04 dalla Soprintendenza per i Beni Architettonici e Paesaggistici della Liguria, in data </text:span><text:span text:style-name="T11"><text:database-display text:table-name="" text:table-type="table" text:column-name="DATA_SOPRAINT_ARCH_DOCUMENTO">«DATA_SOPRAINT_ARCH_DOCUMENTO»</text:database-display></text:span><text:span text:style-name="T11"> con nota prot. n.</text:span><text:span text:style-name="T11"><text:database-display text:table-name="" text:table-type="table" text:column-name="PROTOCOLLO_SOPRAINT_ARCH_PROTOCOLLO">«PROTOCOLLO_SOPRAINT_ARCH_PROTOCOLLO»</text:database-display></text:span><text:span text:style-name="T11">., recepito agli atti comunali in data </text:span><text:span text:style-name="T11"><text:database-display text:table-name="" text:table-type="table" text:column-name="DATA_SOPRAINT_ARCH_PROTOCOLLO">«DATA_SOPRAINT_ARCH_PROTOCOLLO»</text:database-display></text:span><text:span text:style-name="T11">. al n.</text:span><text:span text:style-name="T11"><text:database-display text:table-name="" text:table-type="table" text:column-name="PROTOCOLLO_SOPRAINT_ARCH_DOCUMENTO">«PROTOCOLLO_SOPRAINT_ARCH_DOCUMENTO»</text:database-display></text:span><text:span text:style-name="T11">. contenente le seguenti prescrizioni </text:span><text:span text:style-name="T19"><text:database-display text:table-name="" text:table-type="table" text:column-name="PRESCRIZ_SOPRAINT_ARCH">«PRESCRIZ_SOPRAINT_ARCH»</text:database-display></text:span><text:span text:style-name="T11"> alle condizioni e prescrizioni espresse dalla Commissione del Paesaggio.</text:span></text:p>
      <text:p text:style-name="P14"><text:span text:style-name="T15">*******CASO IN CUI NON SIA PERVENUTO PARERE DELLA SOPRINTENDENZA NEI TERMINI DI CUI ART 4,c.6 del <text:s/>DPR 139 del 9.7.20104 (PARERE DA RENDERSI <text:s/>ENTRO 25 DA RICEZIONE DEGLI ATTI DA PARTE DELLA SOPRINTENDENZA)</text:span></text:p>
      <text:p text:style-name="P20">Dato atto che:</text:p>
      <text:p text:style-name="P14"><text:soft-page-break/><text:span text:style-name="T14">- la documentazione di cui al precedente punto è pervenuta alla Soprintendenza per i Beni Architettonici e Paesaggistici in data **********;</text:span></text:p>
      <text:p text:style-name="P14"><text:span text:style-name="T14">- che è decorso il termine di 25 gg dalla ricezione degli atti da parte della <text:s/>Soprintendenza per i Beni Architettonici e Paesaggistici, previsto dal comma 6 dell’art. 4 del DPR 9.7.2010 n. 139, <text:s/>senza che la stessa Soprintendenza abbia reso il richiesto parere; </text:span></text:p>
      <text:p text:style-name="P14"><text:span text:style-name="T14">- che pertanto l’Amministrazione competente deve procedere alla conclusione del procedimento autorizzatorio semplificato <text:s/>con un provvedimento espresso, secondo quanto previsto dagli artt 3 e 4 del richiamato DPR 139/2010</text:span></text:p>
      <text:p text:style-name="P14"><text:span text:style-name="T2">Vista:</text:span></text:p>
      <text:p text:style-name="P14"><text:span text:style-name="T2">- </text:span><text:span text:style-name="T5">la legislazione nazionale e regionale in materia di tutela del paesaggio;</text:span></text:p>
      <text:p text:style-name="P19">Visti in particolare:</text:p>
      <text:p text:style-name="P14"><text:span text:style-name="T4">- la Legge regionale 18 marzo 1980 n. 15 contenente norme per la sub-delega ai Comuni delle funzioni amministrative in materia di Bellezze Naturali;</text:span></text:p>
      <text:p text:style-name="P14"><text:span text:style-name="T4">- la Legge regionale 21 agosto 1991 n. 20 contenente norme per il riordino delle competenze per l’esercizio delle funzioni amministrative in materia di bellezze naturali e successive modifiche e integrazioni; </text:span></text:p>
      <text:p text:style-name="P14"><text:span text:style-name="T4">- il Decreto Legislativo 22 gennaio 2004 n. 42 “ Codice di beni culturali e del paesaggio, ai sensi dell’art. 10 della legge 6 luglio 2002, n. 137” e successive modifiche e integrazioni;</text:span></text:p>
      <text:p text:style-name="P14"><text:span text:style-name="T4">- il DPCM 12 dicembre 2005 “Individuazione della documentazione necessaria alla verifica della compatibilità paesaggistica degli interventi proposti, ai sensi dell’art. 146, comma 3 del Codice dei beni culturali e del paesaggio di cui al D.Lgs 42/04;</text:span></text:p>
      <text:p text:style-name="P14"><text:span text:style-name="T4">-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span></text:p>
      <text:p text:style-name="P14"><text:soft-page-break/><text:span text:style-name="T4"><text:s/>- la Legge Regionale 5 giugno 2009, n. 22 “Attuazione degli articoli 159, comma 1,148 e 146, comma 6, del D. Lgs 42/04 e s.m.i.”</text:span></text:p>
      <text:p text:style-name="P8"><text:span text:style-name="T4">- </text:span><text:span text:style-name="T2">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4"><text:span text:style-name="T1">Atteso </text:span><text:span text:style-name="T4">che</text:span><text:span text:style-name="T1"> </text:span><text:span text:style-name="T4">il </text:span><text:span text:style-name="T5">15 febbraio 2012 è entrato in vigore il </text:span><text:span text:style-name="T2">Piano Urbanistico Comunale (PUC)</text:span><text:span text:style-name="T5">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14"><text:span text:style-name="T1">Considerato </text:span><text:span text:style-name="T4">che pertanto sono subdelegate al Comune le funzioni amministrative di rilascio delle autorizzazioni paesaggistiche, nei termini di cui all’articolo 1, commi 1 e 2 della legge regionale <text:s/>21/08/1991, n.20 e s.m.i.;</text:span></text:p>
      <text:p text:style-name="P26">Accertato:</text:p>
      <text:p text:style-name="P14"><text:span text:style-name="T12">- che l'intervento in oggetto rientra tra quelli di competenza comunale ai sensi del richiamato articolo 1, comma 1, lettera a), punto 3) della L.R. 20/1991 e successive modificazioni;</text:span></text:p>
      <text:p text:style-name="P14"><text:span text:style-name="T12">****(oppure solo nel caso specifico di presenza di autorizzazione di massima rilasciata dalla provincia x SUA in zona vincolata) - che l'intervento in oggetto rientra tra quelli di competenza comunale ai sensi dell’articolo 1, comma 1, lettera a), punto 1) della L.R. 20/1991 e successive modificazioni, in quanto previsto da SUA *****( o da PUO) per il quale è stata rilasciata la prescritta autorizzazione di massima;</text:span></text:p>
      <text:p text:style-name="P19">Visti:</text:p>
      <text:p text:style-name="P14"><text:soft-page-break/><text:span text:style-name="T5">- il Piano Territoriale di Coordinamento Paesistico approvato dalla Regione Liguria con delibera n. 6 del 26.2.1990 e s.m.i.</text:span></text:p>
      <text:p text:style-name="P14"><text:span text:style-name="T5">- gli strumenti urbanistici vigenti e adottati ed in particolare la disciplina di livello del </text:span><text:span text:style-name="T2">Piano Urbanistico Comunale (PUC);</text:span></text:p>
      <text:p text:style-name="P7"><text:span text:style-name="T1">Accertato infine </text:span><text:span text:style-name="T4">che l'intervento in <text:s/>oggetto è riconducibile al punto ********dell'Allegato 1 al D.P.R. 9/7/2010 n. 139 e pertanto assoggettato ad autorizzazione paesaggistica semplificata di cui al suddetto decreto;</text:span></text:p>
      <text:p text:style-name="P18">A U T O R I Z Z A</text:p>
      <text:p text:style-name="P8"><text:span text:style-name="T4">ai sensi dell’art. 146 del Decreto Legislativo 22 gennaio 2004, n° 42 e s.m.i. e del D.P.R. 9 luglio 2010, n. 139, ai soli fini paesaggistici, il sig. </text:span><text:span text:style-name="T9">[elenco_richiedenti]</text:span><text:span text:style-name="T4"> ad eseguire i lavori meglio specificati in premessa, </text:span><text:span text:style-name="T11">alle condizioni espresse dalla Commissione Locale del Paesaggio nella seduta del </text:span><text:span text:style-name="T13">[data_rilascio_clp]</text:span><text:span text:style-name="T11"> e richiamate dalla Soprintendenza per i Beni Architettonici e Paesaggistici della Liguria</text:span><text:span text:style-name="T4"> nella nota n. …..del…. conformemente agli allegati elaborati, sui quali si appone il visto, significando che ogni successiva variante dovrà essere esaminata dall’organo competente.</text:span></text:p>
      <text:p text:style-name="P21">Le opere dovranno essere eseguite in conformità ai seguenti elaborati di progetto:</text:p>
      <text:p text:style-name="P14"><text:span text:style-name="T4">1) relazione tecnica</text:span></text:p>
      <text:p text:style-name="P14"><text:span text:style-name="T4">2) relazione paesaggistica</text:span></text:p>
      <text:p text:style-name="P14"><text:span text:style-name="T4">3) documentazione fotografica</text:span></text:p>
      <text:p text:style-name="P14"><text:span text:style-name="T4">4) tav. 1 </text:span></text:p>
      <text:p text:style-name="P14"><text:span text:style-name="T4">5) tav. 2</text:span></text:p>
      <text:p text:style-name="P14"><text:span text:style-name="T4">6) tav. 3</text:span></text:p>
      <text:p text:style-name="P14"><text:span text:style-name="T4">7) tav. 4</text:span></text:p>
      <text:p text:style-name="P14"><text:span text:style-name="T4">8) tav. 5</text:span></text:p>
      <text:p text:style-name="P21">che sottoscritti dall’intestatario e dal summenzionato progettista si allegano alla presente muniti di visto in data odierna per farne parte integrante e sostanziale.</text:p>
      <text:p text:style-name="P17"><text:soft-page-break/>La presente autorizzazione:</text:p>
      <text:list xml:id="list1073309522908927136" text:style-name="WW8Num7">
        <text:list-item>
          <text:p text:style-name="P27"><text:span text:style-name="T1">è immediatamente efficace ai sensi dell'art. 4, comma 11 del D.P.R. 139/2010;</text:span></text:p>
        </text:list-item>
        <text:list-item>
          <text:p text:style-name="P28">è valida per un periodo di cinque anni dal suo rilascio, scaduto il quale, l’esecuzione dei progettati lavori deve essere sottoposta a nuova autorizzazione ai sensi dell'art.146 del D.Lgs. 42/04 e del ridetto D.P.R. 139/10.</text:p>
        </text:list-item>
      </text:list>
      <text:p text:style-name="P30">E' fatta salva, laddove previsto dalla normativa urbanistico edilizia vigente, la necessaria preventiva legittimazione sotto il profilo urbanistico-edilizio, per i relativi lavori.</text:p>
      <text:p text:style-name="P31">Copia della presente autorizzazione sarà trasmessa alla Soprintendenza per i Beni Architettonici e Paesaggistici della Liguria e alla Regione Liguria come prescritto dal comma 11 dell’art. 146 del D.Lgs 42/04.</text:p>
      <text:p text:style-name="P32">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34">Savona, _______________</text:p>
          </table:table-cell>
          <table:table-cell table:style-name="Tabella1.A1" office:value-type="string">
            <text:p text:style-name="P33">Il Dirigente</text:p>
            <text:p text:style-name="P35">Arch. Giovanna Macario</text:p>
          </table:table-cell>
        </table:table-row>
      </table:table>
      <text:p text:style-name="P29"/>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3" style:family="table">
      <style:table-properties style:width="15.552cm" fo:margin-left="0.238cm" table:align="left" style:writing-mode="lr-tb"/>
    </style:style>
    <style:style style:name="Tabella3.A" style:family="table-column">
      <style:table-column-properties style:column-width="5.175cm"/>
    </style:style>
    <style:style style:name="Tabella3.C" style:family="table-column">
      <style:table-column-properties style:column-width="5.202cm"/>
    </style:style>
    <style:style style:name="Tabella3.1" style:family="table-row">
      <style:table-row-properties fo:keep-together="auto"/>
    </style:style>
    <style:style style:name="Tabella3.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3.C1" style:family="table-cell">
      <style:table-cell-properties style:vertical-align="top" fo:padding-left="0.125cm" fo:padding-right="0.125cm" fo:padding-top="0cm" fo:padding-bottom="0cm" fo:border="0.75pt solid #000000" style:writing-mode="lr-tb"/>
    </style:style>
    <style:style style:name="Tabella2" style:family="table">
      <style:table-properties style:width="16.028cm" table:align="left" style:writing-mode="lr-tb"/>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48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2.C1" style:family="table-cell">
      <style:table-cell-properties style:vertical-align="top" fo:padding-left="0.125cm" fo:padding-right="0.125cm" fo:padding-top="0cm" fo:padding-bottom="0cm" fo:border="0.75pt solid #000000" style:writing-mode="lr-tb"/>
    </style:style>
    <style:style style:name="MP1" style:family="paragraph" style:parent-style-name="Standard">
      <style:text-properties fo:font-size="7pt" style:letter-kerning="true" style:font-size-asian="7pt" style:language-asian="ar" style:country-asian="SA" style:font-size-complex="7pt" style:font-weight-complex="bold"/>
    </style:style>
    <style:style style:name="MP2"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MP3" style:family="paragraph" style:parent-style-name="Standard">
      <style:paragraph-properties fo:text-align="justify" style:justify-single-word="false"/>
      <style:text-properties fo:font-size="16pt" fo:font-style="italic" style:font-size-asian="16pt" style:font-style-asian="italic"/>
    </style:style>
    <style:style style:name="MP4" style:family="paragraph" style:parent-style-name="Standard">
      <style:paragraph-properties fo:text-align="justify" style:justify-single-word="false"/>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officeooo:rsid="000e007c" officeooo:paragraph-rsid="000e007c"/>
    </style:style>
    <style:style style:name="MP7" style:family="paragraph" style:parent-style-name="Footer">
      <style:paragraph-properties fo:text-align="center" style:justify-single-word="false"/>
      <style:text-properties officeooo:rsid="000ca3fb" officeooo:paragraph-rsid="000ca3fb"/>
    </style:style>
    <style:style style:name="MP8"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text-properties fo:font-size="14pt" fo:font-style="italic" style:font-size-asian="14pt" style:font-style-asian="italic" style:font-size-complex="14pt"/>
    </style:style>
    <style:style style:name="MT2"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3"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73cm" fo:margin-top="1.6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11.494cm" svg:y="0.312cm" svg:width="4.046cm" svg:height="2.565cm" draw:z-index="1"><draw:text-box><text:p text:style-name="MP1">IMPOSTA DI BOLLO ASSOLTA IN MODO VIRTUALE </text:p><text:p text:style-name="MP1">GIUSTA AUTORIZZAZIONE DEL DIRETTORE TERRITORIALE DELL'UFFICIO DI SAVONA </text:p><text:p text:style-name="MP1">DEL 03/01/2013 – PROT. 96/2013</text:p></draw:text-box></draw:frame><draw:frame draw:style-name="Mfr2" draw:name="Cornice2" text:anchor-type="char" svg:x="2.316cm" svg:y="0.275cm" svg:width="8.978cm" svg:height="3.558cm" draw:z-index="0"><draw:text-box><text:p text:style-name="MP2">Comune di Savona</text:p><text:p text:style-name="MP3">Settore Pianificazione Territoriale </text:p><text:p text:style-name="MP4"><text:span text:style-name="MT1">Servizio Urbanistica e Paesaggio</text:span></text:p></draw:text-box></draw:frame><draw:frame draw:style-name="Mfr3" draw:name="Oggetto1" text:anchor-type="as-char" svg:width="2.178cm" svg:height="3.117cm" draw:z-index="2"><draw:object-ole xlink:href="./Object 1" xlink:type="simple" xlink:show="embed" xlink:actuate="onLoad"/><draw:image xlink:href="./ObjectReplacements/Object 1" xlink:type="simple" xlink:show="embed" xlink:actuate="onLoad"/></draw:frame></text:p>
        <text:p text:style-name="Header"/>
      </style:header-first>
      <style:header-left style:display="false">
        <text:p text:style-name="Header_20_left"/>
      </style:header-left>
      <style:footer>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MP5">ISTRUTTORE TECNICO</text:p>
              <text:p text:style-name="MP6">[istruttore_tecnico]</text:p>
              <text:p text:style-name="MP5"/>
              <text:p text:style-name="MP5"/>
            </table:table-cell>
            <table:table-cell table:style-name="Tabella3.A1" office:value-type="string">
              <text:p text:style-name="MP5">RESPONSABILE DEL PROCEDIMENTO</text:p>
              <text:p text:style-name="MP5">Arch. Sandra Venturi</text:p>
            </table:table-cell>
            <table:table-cell table:style-name="Tabella3.C1" office:value-type="string">
              <text:p text:style-name="MP5">DIRIGENTE</text:p>
              <text:p text:style-name="MP5"/>
              <text:p text:style-name="MP5">Arch. Giovanna Macario</text:p>
            </table:table-cell>
          </table:table-row>
        </table:table>
        <text:p text:style-name="Footer"><text:s text:c="89"/>file:<text:file-name text:display="full">C:\Users\Claudio\Dropbox\Modelli di stampa Savona\documenti\PROVVEDIMENTI\provvedimenti paesaggio\autorizzazione paesaggistica semplificata 04_2013.odt</text:file-name><text:tab/><text:tab/></text:p>
        <text:p text:style-name="Footer"><text:tab/> <text:s text:c="137"/>Pagina <text:span text:style-name="Page_20_Number"><text:page-number text:select-page="current">7</text:page-number></text:span><text:span text:style-name="Page_20_Number"> di 7</text:span></text:p>
      </style:footer>
      <style:footer-first style:display="false">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5">ISTRUTTORE TECNICO</text:p>
              <text:p text:style-name="MP7">[istruttore_tecnico]</text:p>
              <text:p text:style-name="MP5"/>
              <text:p text:style-name="MP5"/>
            </table:table-cell>
            <table:table-cell table:style-name="Tabella2.A1" office:value-type="string">
              <text:p text:style-name="MP5">RESPONSABILE DEL PROCEDIMENTO</text:p>
              <text:p text:style-name="MP5">Arch. <text:s/>Sandra Venturi</text:p>
            </table:table-cell>
            <table:table-cell table:style-name="Tabella2.C1" office:value-type="string">
              <text:p text:style-name="MP5">DIRIGENTE</text:p>
              <text:p text:style-name="MP5"/>
              <text:p text:style-name="MP5">Arch. Giovanna Macario</text:p>
            </table:table-cell>
          </table:table-row>
        </table:table>
        <text:p text:style-name="Footer"><text:span text:style-name="Page_20_Number">ultimazione documento: <text:s text:c="23"/>f</text:span>ile:<text:file-name text:display="full">C:\Users\Claudio\Dropbox\Modelli di stampa Savona\documenti\PROVVEDIMENTI\provvedimenti paesaggio\autorizzazione paesaggistica semplificata 04_2013.odt</text:file-name><text:tab/><text:tab/></text:p>
        <text:p text:style-name="Footer"><text:tab/> <text:s text:c="139"/>Pagina <text:span text:style-name="Page_20_Number"><text:page-number text:select-page="current">1</text:page-number></text:span><text:span text:style-name="Page_20_Number"> di 7</text:span></text:p>
      </style:footer-first>
      <style:footer-left style:display="false">
        <text:p text:style-name="MP8"><text:s text:c="92"/>file:<text:file-name text:display="full">C:\Users\Claudio\Dropbox\Modelli di stampa Savona\documenti\PROVVEDIMENTI\provvedimenti paesaggio\autorizzazione paesaggistica semplificata 04_2013.odt</text:file-name><text:tab/><text:tab/><text:tab/></text:p>
        <text:p text:style-name="Footer"><text:tab/> <text:s text:c="144"/>Pagina <text:span text:style-name="Page_20_Number"><text:page-number text:select-page="current">6</text:page-number></text:span><text:span text:style-name="Page_20_Number"> di 7</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2-03T16:50:29.145000000</meta:creation-date>
    <dc:date>2014-02-03T16:56:06.544000000</dc:date>
    <meta:print-date>2012-10-12T12:32:00</meta:print-date>
    <meta:editing-cycles>10</meta:editing-cycles>
    <meta:editing-duration>P2171DT9H33M25S</meta:editing-duration>
    <meta:generator>LibreOffice/4.1.4.2$Windows_x86 LibreOffice_project/0a0440ccc0227ad9829de5f46be37cfb6edcf72</meta:generator>
    <meta:document-statistic meta:table-count="3" meta:image-count="0" meta:object-count="1" meta:page-count="7" meta:paragraph-count="96" meta:word-count="1652" meta:character-count="12049" meta:non-whitespace-character-count="9813"/>
  </office:meta>
</office:document-meta>
</file>